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2" style:family="table-row">
      <style:table-row-properties style:min-row-height="2.228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D" style:family="table-column">
      <style:table-column-properties style:column-width="4.251cm" style:rel-column-width="16386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5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86cm" fo:margin-left="0.037cm" table:align="left"/>
    </style:style>
    <style:style style:name="Tabella6.A" style:family="table-column">
      <style:table-column-properties style:column-width="8.467cm"/>
    </style:style>
    <style:style style:name="Tabella6.B" style:family="table-column">
      <style:table-column-properties style:column-width="8.52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officeooo:rsid="00130c6e" officeooo:paragraph-rsid="0008679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0c6e" officeooo:paragraph-rsid="001c882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36c4" officeooo:paragraph-rsid="0008679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d36c4" officeooo:paragraph-rsid="0008679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084d1" officeooo:paragraph-rsid="0008679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officeooo:rsid="000d36c4" officeooo:paragraph-rsid="0008679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1c12" officeooo:paragraph-rsid="0008679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1c12" officeooo:paragraph-rsid="000a08e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a08e2" officeooo:paragraph-rsid="000a08e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a08e2" officeooo:paragraph-rsid="000a08e2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0e15c" officeooo:paragraph-rsid="0010e15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b270c" officeooo:paragraph-rsid="000b270c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46571" officeooo:paragraph-rsid="00146571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4c124" officeooo:paragraph-rsid="0014c124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36c4" officeooo:paragraph-rsid="0008679e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0e840a" officeooo:paragraph-rsid="0008679e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5e0c" officeooo:paragraph-rsid="000a08e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08e2" officeooo:paragraph-rsid="000a08e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5276" officeooo:paragraph-rsid="001c882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a5276" officeooo:paragraph-rsid="001c882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74903" officeooo:paragraph-rsid="001c882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4903" officeooo:paragraph-rsid="001c882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b34fc" officeooo:paragraph-rsid="001c882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5e0c" officeooo:paragraph-rsid="000a08e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a08e2" officeooo:paragraph-rsid="000a08e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0a08e2" officeooo:paragraph-rsid="000a08e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46571" officeooo:paragraph-rsid="00146571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4c124" officeooo:paragraph-rsid="0014c124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08e2" officeooo:paragraph-rsid="000a08e2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08e2" officeooo:paragraph-rsid="000b270c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0a08e2" officeooo:paragraph-rsid="000b270c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b270c" officeooo:paragraph-rsid="000b270c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0b270c" officeooo:paragraph-rsid="000b270c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0e15c" officeooo:paragraph-rsid="0010e15c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c124" officeooo:paragraph-rsid="0014c124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c124" officeooo:paragraph-rsid="00161942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c124" officeooo:paragraph-rsid="0016fd4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1942" officeooo:paragraph-rsid="00161942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fd4f" officeooo:paragraph-rsid="0016fd4f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c8824" officeooo:paragraph-rsid="001c8824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30c6e" officeooo:paragraph-rsid="001c882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4598c" officeooo:paragraph-rsid="001c882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74508" officeooo:paragraph-rsid="001c882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8pt" fo:text-shadow="1pt 1pt" fo:font-weight="bold" officeooo:rsid="000d36c4" officeooo:paragraph-rsid="0008679e" style:font-size-asian="18pt" style:font-weight-asian="bold" style:font-size-complex="1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d36c4" officeooo:paragraph-rsid="0008679e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e840a" officeooo:paragraph-rsid="0008679e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1084d1" officeooo:paragraph-rsid="0008679e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130c6e" officeooo:paragraph-rsid="0008679e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officeooo:rsid="000d36c4" officeooo:paragraph-rsid="0008679e"/>
    </style:style>
    <style:style style:name="P50" style:family="paragraph" style:parent-style-name="Table_20_Contents">
      <style:paragraph-properties fo:text-align="center" style:justify-single-word="false"/>
      <style:text-properties officeooo:rsid="000e840a" officeooo:paragraph-rsid="0008679e"/>
    </style:style>
    <style:style style:name="P51" style:family="paragraph" style:parent-style-name="Table_20_Contents">
      <style:paragraph-properties fo:text-align="center" style:justify-single-word="false"/>
      <style:text-properties officeooo:rsid="000f009d" officeooo:paragraph-rsid="0008679e"/>
    </style:style>
    <style:style style:name="P52" style:family="paragraph" style:parent-style-name="Table_20_Contents">
      <style:paragraph-properties fo:text-align="center" style:justify-single-word="false"/>
      <style:text-properties officeooo:rsid="001048b4" officeooo:paragraph-rsid="0008679e"/>
    </style:style>
    <style:style style:name="P53" style:family="paragraph" style:parent-style-name="Table_20_Contents">
      <style:paragraph-properties fo:text-align="center" style:justify-single-word="false"/>
      <style:text-properties officeooo:rsid="001084d1" officeooo:paragraph-rsid="0008679e"/>
    </style:style>
    <style:style style:name="P54" style:family="paragraph" style:parent-style-name="Table_20_Contents">
      <style:paragraph-properties fo:text-align="center" style:justify-single-word="false"/>
      <style:text-properties officeooo:rsid="001084d1" officeooo:paragraph-rsid="00392785"/>
    </style:style>
    <style:style style:name="P55" style:family="paragraph" style:parent-style-name="Table_20_Contents">
      <style:paragraph-properties fo:text-align="center" style:justify-single-word="false"/>
      <style:text-properties officeooo:rsid="00130c6e" officeooo:paragraph-rsid="0008679e"/>
    </style:style>
    <style:style style:name="P56" style:family="paragraph" style:parent-style-name="Table_20_Contents">
      <style:paragraph-properties fo:text-align="center" style:justify-single-word="false"/>
      <style:text-properties officeooo:rsid="0013ada9" officeooo:paragraph-rsid="0008679e"/>
    </style:style>
    <style:style style:name="P57" style:family="paragraph" style:parent-style-name="Table_20_Contents">
      <style:paragraph-properties fo:text-align="center" style:justify-single-word="false"/>
      <style:text-properties fo:font-size="12pt" fo:font-weight="bold" officeooo:rsid="00175e0c" officeooo:paragraph-rsid="000a08e2" style:font-size-asian="10.5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2pt" fo:font-weight="bold" officeooo:rsid="00146571" officeooo:paragraph-rsid="00146571" style:font-size-asian="10.5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2pt" fo:font-weight="normal" officeooo:rsid="001b582c" officeooo:paragraph-rsid="001b582c" style:font-size-asian="10.5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2pt" fo:font-weight="normal" officeooo:rsid="001b582c" officeooo:paragraph-rsid="00224a63" style:font-size-asian="10.5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146571" officeooo:paragraph-rsid="00146571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officeooo:rsid="00392785" officeooo:paragraph-rsid="00392785"/>
    </style:style>
    <style:style style:name="P63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74508" officeooo:paragraph-rsid="001c8824" style:font-size-asian="10.5pt" style:font-weight-asian="normal" style:font-size-complex="12pt" style:font-weight-complex="normal"/>
    </style:style>
    <style:style style:name="P64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74508" officeooo:paragraph-rsid="00371eaa" style:font-size-asian="10.5pt" style:font-weight-asian="normal" style:font-size-complex="12pt" style:font-weight-complex="normal"/>
    </style:style>
    <style:style style:name="P65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38473d" officeooo:paragraph-rsid="0038473d" style:font-size-asian="10.5pt" style:font-weight-asian="normal" style:font-size-complex="12pt" style:font-weight-complex="normal"/>
    </style:style>
    <style:style style:name="P66" style:family="paragraph" style:parent-style-name="Preformatted_20_Text">
      <style:paragraph-properties fo:text-align="start" style:justify-single-word="false"/>
      <style:text-properties style:font-name="Liberation Serif" fo:font-size="12pt" fo:font-style="normal" style:text-underline-style="none" fo:font-weight="normal" officeooo:rsid="00074508" officeooo:paragraph-rsid="001c8824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Preformatted_20_Text">
      <style:paragraph-properties fo:text-align="start" style:justify-single-word="false"/>
      <style:text-properties style:font-name="Liberation Serif" fo:font-size="12pt" fo:font-style="normal" style:text-underline-style="none" fo:font-weight="normal" officeooo:rsid="002f07ad" officeooo:paragraph-rsid="00202d27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Preformatted_20_Text">
      <style:paragraph-properties fo:text-align="start" style:justify-single-word="false"/>
      <style:text-properties style:font-name="Liberation Serif" fo:font-size="12pt" fo:font-style="normal" style:text-underline-style="none" fo:font-weight="normal" officeooo:rsid="0035991d" officeooo:paragraph-rsid="00216697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Preformatted_20_Text">
      <style:text-properties style:font-name="Liberation Serif" fo:font-size="12pt" officeooo:rsid="00255a06" officeooo:paragraph-rsid="00202d27" style:font-size-asian="12pt" style:font-size-complex="12pt"/>
    </style:style>
    <style:style style:name="P70" style:family="paragraph" style:parent-style-name="Preformatted_20_Text">
      <style:text-properties style:font-name="Liberation Serif" fo:font-size="12pt" officeooo:rsid="002cf7a5" officeooo:paragraph-rsid="00202d27" style:font-size-asian="12pt" style:font-size-complex="12pt"/>
    </style:style>
    <style:style style:name="P71" style:family="paragraph" style:parent-style-name="Preformatted_20_Text">
      <style:text-properties style:font-name="Liberation Serif" fo:font-size="12pt" officeooo:rsid="00288dec" officeooo:paragraph-rsid="00202d27" style:font-size-asian="12pt" style:font-size-complex="12pt"/>
    </style:style>
    <style:style style:name="P72" style:family="paragraph" style:parent-style-name="Preformatted_20_Text">
      <style:text-properties style:font-name="Liberation Serif" fo:font-size="12pt" officeooo:rsid="002a6f18" officeooo:paragraph-rsid="00202d27" style:font-size-asian="12pt" style:font-size-complex="12pt"/>
    </style:style>
    <style:style style:name="P73" style:family="paragraph" style:parent-style-name="Preformatted_20_Text">
      <style:text-properties style:font-name="Liberation Serif" fo:font-size="12pt" officeooo:rsid="00327329" officeooo:paragraph-rsid="00216697" style:font-size-asian="12pt" style:font-size-complex="12pt"/>
    </style:style>
    <style:style style:name="P74" style:family="paragraph" style:parent-style-name="Preformatted_20_Text">
      <style:text-properties style:font-name="Liberation Serif" fo:font-size="12pt" officeooo:rsid="00346b27" officeooo:paragraph-rsid="00216697" style:font-size-asian="12pt" style:font-size-complex="12pt"/>
    </style:style>
    <style:style style:name="P75" style:family="paragraph" style:parent-style-name="Preformatted_20_Text">
      <style:paragraph-properties fo:text-align="center" style:justify-single-word="false"/>
      <style:text-properties style:font-name="Liberation Serif" fo:font-size="14pt" fo:font-style="normal" style:text-underline-style="solid" style:text-underline-width="auto" style:text-underline-color="font-color" fo:font-weight="bold" officeooo:rsid="002c16f0" officeooo:paragraph-rsid="00202d27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Preformatted_20_Text">
      <style:text-properties style:font-name="Liberation Serif" fo:font-size="13pt" style:text-underline-style="solid" style:text-underline-width="auto" style:text-underline-color="font-color" fo:font-weight="bold" officeooo:rsid="0030c2ed" officeooo:paragraph-rsid="00202d27" style:font-size-asian="13pt" style:font-weight-asian="bold" style:font-size-complex="13pt" style:font-weight-complex="bold"/>
    </style:style>
    <style:style style:name="P77" style:family="paragraph" style:parent-style-name="Preformatted_20_Text">
      <style:text-properties style:font-name="Liberation Serif" fo:font-size="13pt" style:text-underline-style="solid" style:text-underline-width="auto" style:text-underline-color="font-color" fo:font-weight="bold" officeooo:rsid="0030c2ed" officeooo:paragraph-rsid="00216697" style:font-size-asian="13pt" style:font-weight-asian="bold" style:font-size-complex="13pt" style:font-weight-complex="bold"/>
    </style:style>
    <style:style style:name="P78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1a5276" officeooo:paragraph-rsid="001c8824" style:font-size-asian="10.5pt" style:font-weight-asian="normal" style:font-size-complex="12pt" style:font-weight-complex="normal"/>
    </style:style>
    <style:style style:name="P79" style:family="paragraph" style:parent-style-name="Preformatted_20_Text">
      <style:paragraph-properties fo:text-align="start" style:justify-single-word="false"/>
      <style:text-properties style:font-name="Liberation Sans" fo:font-size="13pt" style:text-underline-style="solid" style:text-underline-width="auto" style:text-underline-color="font-color" fo:font-weight="bold" officeooo:rsid="0030c2ed" officeooo:paragraph-rsid="00202d27" style:font-size-asian="13pt" style:font-weight-asian="bold" style:font-size-complex="13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395f8f" officeooo:paragraph-rsid="001c8824" style:font-size-asian="10.5pt" style:font-weight-asian="bold" style:font-size-complex="12pt" style:font-weight-complex="bold"/>
    </style:style>
    <style:style style:name="P81" style:family="paragraph" style:parent-style-name="Preformatted_20_Text" style:list-style-name="L38">
      <style:text-properties style:font-name="Liberation Serif" fo:font-size="12pt" officeooo:rsid="002f07ad" officeooo:paragraph-rsid="00202d27" style:font-size-asian="12pt" style:font-size-complex="12pt"/>
    </style:style>
    <style:style style:name="P82" style:family="paragraph" style:parent-style-name="Preformatted_20_Text" style:list-style-name="L38">
      <style:paragraph-properties fo:text-align="start" style:justify-single-word="false"/>
      <style:text-properties style:font-name="Liberation Serif" fo:font-size="12pt" fo:font-style="normal" style:text-underline-style="none" fo:font-weight="normal" officeooo:rsid="002cea92" officeooo:paragraph-rsid="00202d27" style:font-size-asian="12pt" style:font-style-asian="normal" style:font-weight-asian="normal" style:font-size-complex="12pt" style:font-style-complex="normal" style:font-weight-complex="normal"/>
    </style:style>
    <style:style style:name="P83" style:family="paragraph">
      <style:paragraph-properties fo:text-align="center"/>
    </style:style>
    <style:style style:name="P84" style:family="paragraph">
      <style:text-properties fo:font-size="12pt" fo:font-weight="bold" style:font-weight-asian="bold" style:font-weight-complex="bold"/>
    </style:style>
    <style:style style:name="P85" style:family="paragraph">
      <loext:graphic-properties draw:fill="solid" draw:fill-color="#ffffff"/>
    </style:style>
    <style:style style:name="P86" style:family="paragraph">
      <loext:graphic-properties draw:fill="solid" draw:fill-color="#9999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87" style:family="paragraph">
      <loext:graphic-properties draw:fill="solid" draw:fill-color="#ff3333"/>
      <style:text-properties fo:font-size="12pt" fo:font-weight="bold" style:font-weight-asian="bold" style:font-weight-complex="bold"/>
    </style:style>
    <style:style style:name="P88" style:family="paragraph">
      <loext:graphic-properties draw:fill="solid" draw:fill-color="#ffffff"/>
      <style:text-properties fo:font-size="12pt"/>
    </style:style>
    <style:style style:name="P89" style:family="paragraph">
      <loext:graphic-properties draw:fill="solid" draw:fill-color="#ffff99"/>
      <style:text-properties fo:font-size="12pt"/>
    </style:style>
    <style:style style:name="P90" style:family="paragraph">
      <loext:graphic-properties draw:fill="solid" draw:fill-color="#ffff99"/>
    </style:style>
    <style:style style:name="P91" style:family="paragraph">
      <loext:graphic-properties draw:fill="solid" draw:fill-color="#ffd320"/>
    </style:style>
    <style:style style:name="P92" style:family="paragraph">
      <style:text-properties fo:font-size="14pt" fo:font-weight="bold" style:font-size-asian="10.5pt" style:font-weight-asian="bold" style:font-size-complex="12pt" style:font-weight-complex="bold"/>
    </style:style>
    <style:style style:name="P93" style:family="paragraph">
      <loext:graphic-properties draw:fill="solid" draw:fill-color="#ffffcc"/>
      <style:paragraph-properties fo:text-align="center"/>
      <style:text-properties fo:font-size="8pt" style:font-size-asian="8pt" style:font-size-complex="8pt"/>
    </style:style>
    <style:style style:name="P94" style:family="paragraph">
      <loext:graphic-properties draw:fill="solid" draw:fill-color="#ffffcc"/>
      <style:paragraph-properties fo:text-align="center"/>
      <style:text-properties fo:font-size="12pt"/>
    </style:style>
    <style:style style:name="P95" style:family="paragraph">
      <loext:graphic-properties draw:fill="solid" draw:fill-color="#ffffcc"/>
      <style:paragraph-properties fo:text-align="center"/>
    </style:style>
    <style:style style:name="P96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97" style:family="paragraph">
      <loext:graphic-properties draw:fill="solid" draw:fill-color="#dddddd"/>
      <style:text-properties fo:font-weight="bold" style:font-weight-asian="bold" style:font-weight-complex="bold"/>
    </style:style>
    <style:style style:name="P98" style:family="paragraph">
      <style:text-properties fo:font-weight="bold" style:font-weight-asian="bold" style:font-weight-complex="bold"/>
    </style:style>
    <style:style style:name="P99" style:family="paragraph">
      <style:paragraph-properties fo:text-align="center"/>
      <style:text-properties fo:font-weight="bold" style:font-weight-asian="bold" style:font-weight-complex="bold"/>
    </style:style>
    <style:style style:name="P100" style:family="paragraph">
      <loext:graphic-properties draw:fill="solid" draw:fill-color="#99cccc"/>
      <style:paragraph-properties fo:text-align="center"/>
      <style:text-properties fo:font-weight="bold" style:font-weight-asian="bold" style:font-weight-complex="bold"/>
    </style:style>
    <style:style style:name="P101" style:family="paragraph">
      <loext:graphic-properties draw:fill="solid" draw:fill-color="#000000"/>
      <style:paragraph-properties fo:text-align="center"/>
    </style:style>
    <style:style style:name="P102" style:family="paragraph">
      <loext:graphic-properties draw:fill="none"/>
      <style:paragraph-properties fo:text-align="center"/>
    </style:style>
    <style:style style:name="P103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04" style:family="paragraph">
      <loext:graphic-properties draw:fill="solid" draw:fill-color="#ffd320"/>
      <style:text-properties fo:font-size="12pt"/>
    </style:style>
    <style:style style:name="P105" style:family="paragraph">
      <loext:graphic-properties draw:fill-color="#b2b2b2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06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officeooo:rsid="0008679e"/>
    </style:style>
    <style:style style:name="T2" style:family="text">
      <style:text-properties officeooo:rsid="00161942"/>
    </style:style>
    <style:style style:name="T3" style:family="text">
      <style:text-properties officeooo:rsid="0016fd4f"/>
    </style:style>
    <style:style style:name="T4" style:family="text">
      <style:text-properties officeooo:rsid="001943e9"/>
    </style:style>
    <style:style style:name="T5" style:family="text">
      <style:text-properties fo:font-style="normal" fo:font-weight="bold" style:font-size-asian="12pt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4598c" style:font-size-asian="12pt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1e042b" style:font-size-asian="12pt" style:font-style-asian="normal" style:font-weight-asian="bold" style:font-style-complex="normal" style:font-weight-complex="bold"/>
    </style:style>
    <style:style style:name="T8" style:family="text">
      <style:text-properties officeooo:rsid="0025d27b"/>
    </style:style>
    <style:style style:name="T9" style:family="text">
      <style:text-properties officeooo:rsid="001e042b"/>
    </style:style>
    <style:style style:name="T10" style:family="text">
      <style:text-properties officeooo:rsid="001fc88c"/>
    </style:style>
    <style:style style:name="T11" style:family="text">
      <style:text-properties officeooo:rsid="00276e6d"/>
    </style:style>
    <style:style style:name="T12" style:family="text">
      <style:text-properties officeooo:rsid="002c16f0"/>
    </style:style>
    <style:style style:name="T13" style:family="text">
      <style:text-properties officeooo:rsid="002d485d"/>
    </style:style>
    <style:style style:name="T14" style:family="text">
      <style:text-properties officeooo:rsid="002a6f18"/>
    </style:style>
    <style:style style:name="T15" style:family="text">
      <style:text-properties officeooo:rsid="002cea92"/>
    </style:style>
    <style:style style:name="T16" style:family="text">
      <style:text-properties officeooo:rsid="002f3429"/>
    </style:style>
    <style:style style:name="T17" style:family="text">
      <style:text-properties officeooo:rsid="0030cae9"/>
    </style:style>
    <style:style style:name="T18" style:family="text">
      <style:text-properties officeooo:rsid="005eb786"/>
    </style:style>
    <style:style style:name="T19" style:family="text">
      <style:text-properties officeooo:rsid="005d0ff5"/>
    </style:style>
    <style:style style:name="T20" style:family="text">
      <style:text-properties officeooo:rsid="00266516"/>
    </style:style>
    <style:style style:name="T21" style:family="text">
      <style:text-properties officeooo:rsid="002ab8a2"/>
    </style:style>
    <style:style style:name="T22" style:family="text">
      <style:text-properties officeooo:rsid="002af824"/>
    </style:style>
    <style:style style:name="T23" style:family="text">
      <style:text-properties officeooo:rsid="00303093"/>
    </style:style>
    <style:style style:name="T24" style:family="text">
      <style:text-properties officeooo:rsid="003063be"/>
    </style:style>
    <style:style style:name="T25" style:family="text">
      <style:text-properties officeooo:rsid="00313e51"/>
    </style:style>
    <style:style style:name="T26" style:family="text">
      <style:text-properties officeooo:rsid="0034edd4"/>
    </style:style>
    <style:style style:name="T27" style:family="text">
      <style:text-properties officeooo:rsid="003583fd"/>
    </style:style>
    <style:style style:name="T28" style:family="text">
      <style:text-properties officeooo:rsid="0038473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c65fe" style:font-weight-asian="bold" style:font-weight-complex="bold"/>
    </style:style>
    <style:style style:name="T31" style:family="text">
      <style:text-properties officeooo:rsid="003d4180"/>
    </style:style>
    <style:style style:name="T32" style:family="text">
      <style:text-properties officeooo:rsid="003f4bf0"/>
    </style:style>
    <style:style style:name="T33" style:family="text">
      <style:text-properties officeooo:rsid="00443a7d"/>
    </style:style>
    <style:style style:name="T34" style:family="text">
      <style:text-properties officeooo:rsid="0045b871"/>
    </style:style>
    <style:style style:name="T35" style:family="text">
      <style:text-properties officeooo:rsid="0048d903"/>
    </style:style>
    <style:style style:name="T36" style:family="text">
      <style:text-properties officeooo:rsid="004e9b38"/>
    </style:style>
    <style:style style:name="T37" style:family="text">
      <style:text-properties officeooo:rsid="00505d49"/>
    </style:style>
    <style:style style:name="T38" style:family="text">
      <style:text-properties officeooo:rsid="0053ff17"/>
    </style:style>
    <style:style style:name="T39" style:family="text">
      <style:text-properties officeooo:rsid="00548dbc"/>
    </style:style>
    <style:style style:name="T40" style:family="text">
      <style:text-properties fo:font-size="12pt" fo:font-weight="bold" style:font-weight-asian="bold" style:font-weight-complex="bold"/>
    </style:style>
    <style:style style:name="T41" style:family="text">
      <style:text-properties fo:font-size="11pt" fo:font-weight="bold" style:font-size-asian="11pt" style:font-weight-asian="bold" style:font-size-complex="11pt" style:font-weight-complex="bold"/>
    </style:style>
    <style:style style:name="T42" style:family="text">
      <style:text-properties fo:font-size="14pt" fo:font-weight="bold" style:font-size-asian="10.5pt" style:font-weight-asian="bold" style:font-size-complex="12pt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455cm" fo:min-width="15.00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.743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99ff" draw:textarea-horizontal-align="justify" draw:textarea-vertical-align="middle" draw:auto-grow-height="false" fo:min-height="1.455cm" fo:min-width="4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3333" draw:textarea-horizontal-align="justify" draw:textarea-vertical-align="middle" draw:auto-grow-height="false" fo:min-height="1.455cm" fo:min-width="15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3.466cm" fo:min-width="15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9999ff" draw:textarea-horizontal-align="justify" draw:textarea-vertical-align="middle" draw:auto-grow-height="false" fo:min-height="1.459cm" fo:min-width="4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99" draw:textarea-horizontal-align="justify" draw:textarea-vertical-align="middle" draw:auto-grow-height="false" fo:min-height="0.746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ff99" draw:textarea-horizontal-align="justify" draw:textarea-vertical-align="middle" draw:auto-grow-height="false" fo:min-height="0.743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d320" draw:textarea-horizontal-align="justify" draw:textarea-vertical-align="middle" draw:auto-grow-height="false" fo:min-height="0.743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342cm" fo:min-width="3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ffffff" draw:textarea-horizontal-align="justify" draw:textarea-vertical-align="middle" draw:auto-grow-height="false" fo:min-height="0.642cm" fo:min-width="1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ffffff" draw:textarea-horizontal-align="justify" draw:textarea-vertical-align="middle" draw:auto-grow-height="false" fo:min-height="0.639cm" fo:min-width="1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ffffff" draw:textarea-horizontal-align="justify" draw:textarea-vertical-align="middle" draw:auto-grow-height="false" fo:min-height="0.639cm" fo:min-width="1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dddddd" draw:textarea-horizontal-align="justify" draw:textarea-vertical-align="middle" draw:auto-grow-height="false" fo:min-height="1.933cm" fo:min-width="2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1.175cm" fo:min-width="2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1.677cm" fo:min-width="1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99cccc" draw:textarea-horizontal-align="justify" draw:textarea-vertical-align="middle" draw:auto-grow-height="false" fo:min-height="1.323cm" fo:min-width="1.9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dash" draw:stroke-dash="Fine_20_Dotted" svg:stroke-width="0.101cm" draw:marker-start-width="0.503cm" draw:marker-end-width="0.503cm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dash" draw:stroke-dash="Fine_20_Dashed" draw:marker-end="Arrowhead_20_3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dash" draw:stroke-dash="Fine_20_Dashed" draw:marker-end="Arrowhead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dash" draw:stroke-dash="Fine_20_Dashed" draw:marker-start="Arrowhead_20_3" draw:marker-end="Arrowhead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none" draw:textarea-horizontal-align="center" draw:textarea-vertical-align="middle" style:run-through="foreground"/>
    </style:style>
    <style:style style:name="gr25" style:family="graphic">
      <style:graphic-properties draw:textarea-horizontal-align="center" draw:textarea-vertical-align="middle" style:run-through="foreground"/>
    </style:style>
    <style:style style:name="gr26" style:family="graphic">
      <style:graphic-properties draw:fill="none" draw:fill-color="#ffffff" fo:min-height="0.8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="none" draw:fill-color="#ffffff" fo:min-height="0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="none" draw:fill-color="#ffffff" fo:min-height="0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="none" draw:fill-color="#ffffff" fo:min-height="1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="none" draw:fill-color="#ffffff" fo:min-height="0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="none" draw:fill-color="#ffffff" fo:min-height="1.5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="solid" draw:fill-color="#ffd320" draw:textarea-horizontal-align="justify" draw:textarea-vertical-align="middle" draw:auto-grow-height="false" fo:min-height="0.746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fill-color="#b2b2b2" draw:textarea-horizontal-align="justify" draw:textarea-vertical-align="middle" draw:auto-grow-height="false" fo:min-height="2.653cm" fo:min-width="3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DOCUMENTO DI <text:span text:style-name="T1">CARATTERISTICHE</text:span></text:p>
      <text:p text:style-name="P3"/>
      <text:p text:style-name="P3"/>
      <text:p text:style-name="P6"/>
      <text:p text:style-name="P3"/>
      <text:p text:style-name="P7">VERSIONE</text:p>
      <text:p text:style-name="P7"/>
      <text:p text:style-name="P7"/>
      <text:p text:style-name="P15"/>
      <text:p text:style-name="P16">Lista destinatari: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45">Copia</text:p>
          </table:table-cell>
          <table:table-cell table:style-name="Tabella1.A1" office:value-type="string">
            <text:p text:style-name="P45">Persona</text:p>
          </table:table-cell>
          <table:table-cell table:style-name="Tabella1.A1" office:value-type="string">
            <text:p text:style-name="P45">Organizzazione</text:p>
          </table:table-cell>
          <table:table-cell table:style-name="Tabella1.D1" office:value-type="string">
            <text:p text:style-name="P45">Data</text:p>
          </table:table-cell>
        </table:table-row>
        <table:table-row>
          <table:table-cell table:style-name="Tabella1.A2" office:value-type="string">
            <text:p text:style-name="P49">1</text:p>
          </table:table-cell>
          <table:table-cell table:style-name="Tabella1.A2" office:value-type="string">
            <text:p text:style-name="P49">Prof. Claudio Tomazzoli</text:p>
          </table:table-cell>
          <table:table-cell table:style-name="Tabella1.A2" office:value-type="string">
            <text:p text:style-name="P49">Università degli studi di Verona</text:p>
          </table:table-cell>
          <table:table-cell table:style-name="Tabella1.D2" office:value-type="string">
            <text:p text:style-name="P49">14.03.2015</text:p>
          </table:table-cell>
        </table:table-row>
      </table:table>
      <text:p text:style-name="P4"/>
      <text:p text:style-name="P4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46">Azione</text:p>
          </table:table-cell>
          <table:table-cell table:style-name="Tabella2.A1" office:value-type="string">
            <text:p text:style-name="P46">Persona</text:p>
          </table:table-cell>
          <table:table-cell table:style-name="Tabella2.C1" office:value-type="string">
            <text:p text:style-name="P46">Data</text:p>
          </table:table-cell>
        </table:table-row>
        <table:table-row table:style-name="Tabella2.2">
          <table:table-cell table:style-name="Tabella2.A2" office:value-type="string">
            <text:p text:style-name="P50">Redatto da</text:p>
          </table:table-cell>
          <table:table-cell table:style-name="Tabella2.A2" office:value-type="string">
            <text:p text:style-name="P50">Federico Bianchi</text:p>
            <text:p text:style-name="P50">Matteo Olivato</text:p>
          </table:table-cell>
          <table:table-cell table:style-name="Tabella2.C2" office:value-type="string">
            <text:p text:style-name="P49">14.03.2015</text:p>
          </table:table-cell>
        </table:table-row>
        <table:table-row table:style-name="Tabella2.2">
          <table:table-cell table:style-name="Tabella2.A2" office:value-type="string">
            <text:p text:style-name="P51">Approvato da</text:p>
          </table:table-cell>
          <table:table-cell table:style-name="Tabella2.A2" office:value-type="string">
            <text:p text:style-name="P52">Prof. Claudio Tomazzoli</text:p>
          </table:table-cell>
          <table:table-cell table:style-name="Tabella2.C2" office:value-type="string">
            <text:p text:style-name="P49">14.03.2015</text:p>
          </table:table-cell>
        </table:table-row>
      </table:table>
      <text:p text:style-name="P4"/>
      <text:p text:style-name="P4"/>
      <text:p text:style-name="P4"/>
      <text:p text:style-name="P4"/>
      <text:p text:style-name="P5">Versione Documento:</text:p>
      <table:table table:name="Tabella3" table:style-name="Tabella3">
        <table:table-column table:style-name="Tabella3.A" table:number-columns-repeated="3"/>
        <table:table-column table:style-name="Tabella3.D"/>
        <table:table-row>
          <table:table-cell table:style-name="Tabella3.A1" office:value-type="string">
            <text:p text:style-name="P47">Versione</text:p>
          </table:table-cell>
          <table:table-cell table:style-name="Tabella3.A1" office:value-type="string">
            <text:p text:style-name="P47">Autore</text:p>
          </table:table-cell>
          <table:table-cell table:style-name="Tabella3.A1" office:value-type="string">
            <text:p text:style-name="P47">Note</text:p>
          </table:table-cell>
          <table:table-cell table:style-name="Tabella3.D1" office:value-type="string">
            <text:p text:style-name="P47">Data</text:p>
          </table:table-cell>
        </table:table-row>
        <table:table-row>
          <table:table-cell table:style-name="Tabella3.A2" office:value-type="string">
            <text:p text:style-name="P53">1.0</text:p>
          </table:table-cell>
          <table:table-cell table:style-name="Tabella3.A2" office:value-type="string">
            <text:p text:style-name="P53">Matteo Olivato</text:p>
            <text:p text:style-name="P53">Federico Bianchi</text:p>
          </table:table-cell>
          <table:table-cell table:style-name="Tabella3.A2" office:value-type="string">
            <text:p text:style-name="P53">Stesura iniziale</text:p>
          </table:table-cell>
          <table:table-cell table:style-name="Tabella3.D2" office:value-type="string">
            <text:p text:style-name="P49">14.03.2015</text:p>
          </table:table-cell>
        </table:table-row>
        <table:table-row>
          <table:table-cell table:style-name="Tabella3.A2" office:value-type="string">
            <text:p text:style-name="P62">2.0</text:p>
          </table:table-cell>
          <table:table-cell table:style-name="Tabella3.A2" office:value-type="string">
            <text:p text:style-name="P54">Matteo Olivato</text:p>
            <text:p text:style-name="P54">Federico Bianchi</text:p>
          </table:table-cell>
          <table:table-cell table:style-name="Tabella3.A2" office:value-type="string">
            <text:p text:style-name="P62">Revisione</text:p>
          </table:table-cell>
          <table:table-cell table:style-name="Tabella3.D2" office:value-type="string">
            <text:p text:style-name="P62">01.07.2015</text:p>
          </table:table-cell>
        </table:table-row>
      </table:table>
      <text:p text:style-name="P5"/>
      <text:p text:style-name="P5"/>
      <text:p text:style-name="P5"/>
      <text:p text:style-name="P5"/>
      <text:p text:style-name="P1">Supporto Documento:</text:p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48">Nome file</text:p>
          </table:table-cell>
          <table:table-cell table:style-name="Tabella4.A1" office:value-type="string">
            <text:p text:style-name="P48">Tipo file</text:p>
          </table:table-cell>
          <table:table-cell table:style-name="Tabella4.C1" office:value-type="string">
            <text:p text:style-name="P48">Estensione</text:p>
          </table:table-cell>
        </table:table-row>
        <table:table-row>
          <table:table-cell table:style-name="Tabella4.A2" office:value-type="string">
            <text:p text:style-name="P55"><text:span text:style-name="T1">Caratteristiche</text:span> Books Exchange</text:p>
          </table:table-cell>
          <table:table-cell table:style-name="Tabella4.A2" office:value-type="string">
            <text:p text:style-name="P56">Portable Document Format</text:p>
          </table:table-cell>
          <table:table-cell table:style-name="Tabella4.C2" office:value-type="string">
            <text:p text:style-name="P56">pdf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INTRODUZIONE E OBIETTIVI</text:p>
      <text:p text:style-name="P8"/>
      <text:p text:style-name="P8"/>
      <text:p text:style-name="P8"/>
      <text:p text:style-name="P17">Mancanza di centri di scambio libri e condivisione informazioni, titoli, consigli. Inoltre le soluzioni presenti nel territorio non permettono un accesso rapido e comodo al servizio e comunque hanno il problema delle quantità limitate e della reperibilità.</text:p>
      <text:p text:style-name="P17">L'obiettivo è creare un punto di incontro di facile accesso che riunisca appassionati lettori limitrofi e non, inoltre permettere la condivisione del proprio patrimonio librario, scambiare libri con altri utenti, anche: consigli, titoli, nuove conoscenze.</text:p>
      <text:p text:style-name="P17">Ricerca per utente o categoria su un ampio catalogo aggiornato dagli iscritti.</text:p>
      <text:p text:style-name="P17"/>
      <text:p text:style-name="P24">Riferimenti: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57">Documento</text:p>
          </table:table-cell>
          <table:table-cell table:style-name="Tabella5.A1" office:value-type="string">
            <text:p text:style-name="P57">Contenuto</text:p>
          </table:table-cell>
          <table:table-cell table:style-name="Tabella5.C1" office:value-type="string">
            <text:p text:style-name="P57">Nome</text:p>
          </table:table-cell>
        </table:table-row>
        <table:table-row>
          <table:table-cell table:style-name="Tabella5.A2" office:value-type="string">
            <text:p text:style-name="P60">Vision</text:p>
          </table:table-cell>
          <table:table-cell table:style-name="Tabella5.A2" office:value-type="string">
            <text:p text:style-name="P59">Business Needs, <text:span text:style-name="T31">Problemi e Soluzioni</text:span></text:p>
          </table:table-cell>
          <table:table-cell table:style-name="Tabella5.C2" office:value-type="string">
            <text:p text:style-name="P60">Vision Books Exchange.pdf</text:p>
          </table:table-cell>
        </table:table-row>
      </table:table>
      <text:p text:style-name="P17"/>
      <text:p text:style-name="P17"/>
      <text:p text:style-name="P1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ARCHITETTURA</text:p>
      <text:p text:style-name="P10"/>
      <text:p text:style-name="P17"/>
      <text:p text:style-name="P17"/>
      <text:p text:style-name="P18">Il sistema Books Exchange è composto da componenti hardware e software:</text:p>
      <text:p text:style-name="P25"/>
      <text:p text:style-name="P25">Hardware:</text:p>
      <text:p text:style-name="P29"><text:tab/>- Macchina Server dell'applicazione;</text:p>
      <text:p text:style-name="P29"><text:tab/>- Macchina Server del <text:span text:style-name="T32">D</text:span>atabase;</text:p>
      <text:p text:style-name="P29"><text:tab/>- <text:span text:style-name="T20">Macchina Server per Dati Multimediali dell'applicazione (Immagini);</text:span></text:p>
      <text:p text:style-name="P29"/>
      <text:p text:style-name="P26">Software:</text:p>
      <text:p text:style-name="P29"><text:tab/>- DBMS (Database);</text:p>
      <text:p text:style-name="P29"><text:tab/>- <text:span text:style-name="T20">HTTP Server e FTP Server (Server per Dati Multimediali);</text:span></text:p>
      <text:p text:style-name="P29"><text:tab/>- <text:span text:style-name="T33">JAVA + </text:span>JS<text:span text:style-name="T20">F</text:span> (per la parte <text:span text:style-name="T33">logica e grafica</text:span> dell'applicazione);</text:p>
      <text:p text:style-name="P29"><text:tab/>- HTML + CSS (per l'interfaccia web);</text:p>
      <text:p text:style-name="P29"><text:tab/>- <text:span text:style-name="T37">API Google: Gmail + GMaps</text:span></text:p>
      <text:p text:style-name="P29"/>
      <text:p text:style-name="P30"/>
      <text:p text:style-name="P12">MODELLO LOGICO</text:p>
      <text:p text:style-name="P31"/>
      <text:p text:style-name="P31"/>
      <text:p text:style-name="P31"/>
      <text:p text:style-name="P31"/>
      <text:p text:style-name="P31"><draw:custom-shape text:anchor-type="paragraph" draw:z-index="0" draw:style-name="gr1" draw:text-style-name="P84" svg:width="15.006cm" svg:height="1.456cm" svg:x="1.102cm" svg:y="0.026cm"><text:p text:style-name="P83"><text:span text:style-name="T40">HTML + CS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33"/>
      <text:p text:style-name="P32"/>
      <text:p text:style-name="P32"><draw:custom-shape text:anchor-type="paragraph" draw:z-index="1" draw:style-name="gr2" draw:text-style-name="P85" svg:width="0.583cm" svg:height="0.927cm" svg:x="3.221cm" svg:y="0.286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" draw:style-name="gr2" draw:text-style-name="P85" svg:width="0.583cm" svg:height="0.927cm" svg:x="8.274cm" svg:y="0.312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" draw:style-name="gr2" draw:text-style-name="P85" svg:width="0.583cm" svg:height="0.927cm" svg:x="13.428cm" svg:y="0.27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2"/>
      <text:p text:style-name="P29"><draw:custom-shape text:anchor-type="paragraph" draw:z-index="4" draw:style-name="gr3" draw:text-style-name="P86" svg:width="4.631cm" svg:height="1.456cm" svg:x="1.104cm" svg:y="0.423cm"><text:p text:style-name="P83"><text:span text:style-name="T41">Servizi</text:span></text:p><text:p text:style-name="P83"><text:span text:style-name="T41">(Logica Amministratore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6" draw:text-style-name="P86" svg:width="4.638cm" svg:height="1.46cm" svg:x="6.29cm" svg:y="0.434cm"><text:p text:style-name="P83"><text:span text:style-name="T41">Servizi</text:span></text:p><text:p text:style-name="P83"><text:span text:style-name="T41">(Logica Utente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3" draw:text-style-name="P86" svg:width="4.631cm" svg:height="1.456cm" svg:x="11.502cm" svg:y="0.45cm"><text:p text:style-name="P83"><text:span text:style-name="T41">Servizi</text:span></text:p><text:p text:style-name="P83"><text:span text:style-name="T41">(Logica Revisore di bozza)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9"/>
      <text:p text:style-name="P29"/>
      <text:p text:style-name="P29"/>
      <text:p text:style-name="P26"><draw:custom-shape text:anchor-type="paragraph" draw:z-index="9" draw:style-name="gr7" draw:text-style-name="P89" svg:width="0.586cm" svg:height="0.93cm" svg:x="3.221cm" svg:y="0.164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0" draw:style-name="gr8" draw:text-style-name="P90" svg:width="0.583cm" svg:height="0.927cm" svg:x="13.434cm" svg:y="0.191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1" draw:style-name="gr8" draw:text-style-name="P90" svg:width="0.583cm" svg:height="0.927cm" svg:x="8.274cm" svg:y="0.138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6"><draw:custom-shape text:anchor-type="paragraph" draw:z-index="6" draw:style-name="gr5" draw:text-style-name="P88" svg:width="15.006cm" svg:height="3.467cm" svg:x="1.104cm" svg:y="3.572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4" draw:text-style-name="P87" svg:width="15.006cm" svg:height="1.456cm" svg:x="1.104cm" svg:y="0.794cm"><text:p text:style-name="P83"><text:span text:style-name="T40">JAVA + JSF</text:span></text:p><text:p text:style-name="P83"><text:span text:style-name="T40">(Logica + Grafica Applicazione)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6"/>
      <text:p text:style-name="P26"/>
      <text:p text:style-name="P26"/>
      <text:p text:style-name="P26"/>
      <text:p text:style-name="P26"><draw:custom-shape text:anchor-type="paragraph" draw:z-index="12" draw:style-name="gr9" draw:text-style-name="P91" svg:width="0.583cm" svg:height="0.927cm" svg:x="3.935cm" svg:y="0.00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45" draw:style-name="gr34" draw:text-style-name="P104" svg:width="0.586cm" svg:height="0.93cm" svg:x="13.063cm" svg:y="0.032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26"/>
      <text:p text:style-name="P26"><draw:custom-shape text:anchor-type="paragraph" draw:z-index="46" draw:style-name="gr35" draw:text-style-name="P105" svg:width="3.467cm" svg:height="2.939cm" svg:x="11.675cm" svg:y="0.395cm"><text:p text:style-name="P83"><text:span text:style-name="T41">Server </text:span></text:p><text:p text:style-name="P83"><text:span text:style-name="T41">Dati Multimedial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6"><draw:custom-shape text:anchor-type="paragraph" draw:z-index="13" draw:style-name="gr10" draw:text-style-name="P92" svg:width="3.308cm" svg:height="2.541cm" svg:x="2.586cm" svg:y="0.101cm"><text:p text:style-name="P83"><text:span text:style-name="T42">Database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1"/>
      <text:p text:style-name="P11"><text:soft-page-break/>MODELLO FISICO</text:p>
      <text:p text:style-name="P11"/>
      <text:p text:style-name="P11"/>
      <text:p text:style-name="P11"/>
      <text:p text:style-name="P11"/>
      <text:p text:style-name="P34"><draw:line text:anchor-type="paragraph" draw:z-index="30" draw:style-name="gr21" draw:text-style-name="P83" svg:x1="2.03cm" svg:y1="4.015cm" svg:x2="7.533cm" svg:y2="3.803cm"><text:p/></draw:line><draw:line text:anchor-type="paragraph" draw:z-index="29" draw:style-name="gr21" draw:text-style-name="P83" svg:x1="2.824cm" svg:y1="6.316cm" svg:x2="7.534cm" svg:y2="4.041cm"><text:p/></draw:line><draw:line text:anchor-type="paragraph" draw:z-index="28" draw:style-name="gr20" draw:text-style-name="P101" svg:x1="2.956cm" svg:y1="1.884cm" svg:x2="7.533cm" svg:y2="3.539cm"><text:p/></draw:line><draw:line text:anchor-type="paragraph" draw:z-index="27" draw:style-name="gr19" draw:text-style-name="P101" svg:x1="1.58cm" svg:y1="3.036cm" svg:x2="1.58cm" svg:y2="5.047cm"><text:p/></draw:line><draw:custom-shape text:anchor-type="paragraph" draw:z-index="26" draw:style-name="gr18" draw:text-style-name="P100" svg:width="2.117cm" svg:height="1.43cm" svg:x="0.549cm" svg:y="5.443cm"><text:p text:style-name="P83"><text:span text:style-name="T29">Client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5" draw:style-name="gr18" draw:text-style-name="P100" svg:width="2.117cm" svg:height="1.43cm" svg:x="0.549cm" svg:y="1.263cm"><text:p text:style-name="P83"><text:span text:style-name="T29">Client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4" draw:style-name="gr17" draw:text-style-name="P99" svg:width="1.641cm" svg:height="3.176cm" svg:x="7.745cm" svg:y="2.163cm"><text:p text:style-name="P83"><text:span text:style-name="T29">Server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21" draw:style-name="gr13" draw:text-style-name="P96" svg:width="1.985cm" svg:height="0.689cm" svg:x="7.084cm" svg:y="8.895cm"><text:p text:style-name="P83"><text:span text:style-name="T43">J2EE Container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2" draw:style-name="gr14" draw:text-style-name="P96" svg:width="1.8cm" svg:height="0.689cm" svg:x="8.407cm" svg:y="8.049cm"><text:p text:style-name="P83"><text:span text:style-name="T43">Appl-Server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0" draw:style-name="gr15" draw:text-style-name="P97" svg:width="5.001cm" svg:height="3.864cm" svg:x="2.533cm" svg:y="1.884cm"><text:p text:style-name="P83"><text:span text:style-name="T29">Interne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9" draw:style-name="gr14" draw:text-style-name="P96" svg:width="1.8cm" svg:height="0.689cm" svg:x="5.893cm" svg:y="8.049cm"><text:p text:style-name="P83"><text:span text:style-name="T43">Web Server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8" draw:style-name="gr13" draw:text-style-name="P96" svg:width="1.985cm" svg:height="0.689cm" svg:x="1.369cm" svg:y="8.049cm"><text:p text:style-name="P83"><text:span text:style-name="T43">Web Browser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7" draw:style-name="gr12" draw:text-style-name="P96" svg:width="1.802cm" svg:height="0.692cm" svg:x="13.037cm" svg:y="8.128cm"><text:p text:style-name="P83"><text:span text:style-name="T43">RDBMS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rect text:anchor-type="paragraph" draw:z-index="15" draw:style-name="gr11" draw:text-style-name="P94" svg:width="4.289cm" svg:height="7.517cm" svg:x="5.92cm" svg:y="0.191cm"><text:p/></draw:rect><draw:rect text:anchor-type="paragraph" draw:z-index="14" draw:style-name="gr11" draw:text-style-name="P93" svg:width="4.287cm" svg:height="7.515cm" svg:x="0.125cm" svg:y="0.191cm"><text:p/></draw:rect><draw:rect text:anchor-type="paragraph" draw:z-index="47" draw:style-name="gr11" draw:text-style-name="P95" svg:width="4.287cm" svg:height="2.842cm" svg:x="11.688cm" svg:y="0.208cm"><text:p/></draw:rect><draw:custom-shape text:anchor-type="paragraph" draw:z-index="49" draw:style-name="gr16" draw:text-style-name="P106" svg:width="2.858cm" svg:height="2.223cm" svg:x="12.402cm" svg:y="0.369cm"><text:p text:style-name="P83"><text:span text:style-name="T45">Server </text:span></text:p><text:p text:style-name="P83"><text:span text:style-name="T45">Dati Multimediali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/text:p>
      <text:p text:style-name="P34"/>
      <text:p text:style-name="P34"/>
      <text:p text:style-name="P34"><draw:line text:anchor-type="paragraph" draw:z-index="50" draw:style-name="gr22" draw:text-style-name="P83" svg:x1="9.691cm" svg:y1="2.198cm" svg:x2="12.257cm" svg:y2="0.425cm"><text:p/></draw:line></text:p>
      <text:p text:style-name="P34"/>
      <text:p text:style-name="P34"/>
      <text:p text:style-name="P34"><draw:custom-shape text:anchor-type="paragraph" draw:z-index="48" draw:style-name="gr14" draw:text-style-name="P96" svg:width="1.8cm" svg:height="0.689cm" svg:x="13.037cm" svg:y="0.36cm"><text:p text:style-name="P83"><text:span text:style-name="T43">HTTP Server </text:span></text:p><text:p text:style-name="P83"><text:span text:style-name="T43">+ FTP Server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34"/>
      <text:p text:style-name="P34"><draw:rect text:anchor-type="paragraph" draw:z-index="16" draw:style-name="gr11" draw:text-style-name="P95" svg:width="4.287cm" svg:height="3.544cm" svg:x="11.661cm" svg:y="0.293cm"><text:p/></draw:rect><draw:line text:anchor-type="paragraph" draw:z-index="31" draw:style-name="gr22" draw:text-style-name="P83" svg:x1="9.65cm" svg:y1="0.093cm" svg:x2="12.257cm" svg:y2="2.065cm"><text:p/></draw:line></text:p>
      <text:p text:style-name="P34"><draw:custom-shape text:anchor-type="paragraph" draw:z-index="23" draw:style-name="gr16" draw:text-style-name="P98" svg:width="2.858cm" svg:height="2.223cm" svg:x="12.375cm" svg:y="0.453cm"><text:p text:style-name="P83"><text:span text:style-name="T29">Database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3">TECNOLOGIE</text:p>
      <text:p text:style-name="P13"/>
      <text:p text:style-name="P13"/>
      <text:p text:style-name="P13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58">Protocoll<text:span text:style-name="T35">i</text:span></text:p>
          </table:table-cell>
          <table:table-cell table:style-name="Tabella6.B1" office:value-type="string">
            <text:p text:style-name="P61">TCP-IP + HTTP <text:span text:style-name="T34">+ FTP + STMP</text:span></text:p>
          </table:table-cell>
        </table:table-row>
        <table:table-row>
          <table:table-cell table:style-name="Tabella6.A2" office:value-type="string">
            <text:p text:style-name="P58">Ambiente</text:p>
          </table:table-cell>
          <table:table-cell table:style-name="Tabella6.B2" office:value-type="string">
            <text:p text:style-name="P61">Java 2 Enterprise Edition</text:p>
          </table:table-cell>
        </table:table-row>
        <table:table-row>
          <table:table-cell table:style-name="Tabella6.A2" office:value-type="string">
            <text:p text:style-name="P58">Sistema Operativo</text:p>
          </table:table-cell>
          <table:table-cell table:style-name="Tabella6.B2" office:value-type="string">
            <text:p text:style-name="P61">Ubuntu 1<text:span text:style-name="T21">5</text:span>.<text:span text:style-name="T21">04</text:span></text:p>
          </table:table-cell>
        </table:table-row>
        <table:table-row>
          <table:table-cell table:style-name="Tabella6.A2" office:value-type="string">
            <text:p text:style-name="P58">Motore Database</text:p>
          </table:table-cell>
          <table:table-cell table:style-name="Tabella6.B2" office:value-type="string">
            <text:p text:style-name="P61">Postgresql <text:span text:style-name="T22">9.4.4</text:span></text:p>
          </table:table-cell>
        </table:table-row>
        <table:table-row>
          <table:table-cell table:style-name="Tabella6.A2" office:value-type="string">
            <text:p text:style-name="P58">Application Server</text:p>
          </table:table-cell>
          <table:table-cell table:style-name="Tabella6.B2" office:value-type="string">
            <text:p text:style-name="P61">Apache Tomcat <text:span text:style-name="T22">8.0</text:span></text:p>
          </table:table-cell>
        </table:table-row>
      </table:table>
      <text:p text:style-name="P27"/>
      <text:p text:style-name="P27"/>
      <text:p text:style-name="P27"/>
      <text:p text:style-name="P27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><text:soft-page-break/>REQUISITI FUNZIONALI</text:p>
      <text:p text:style-name="P14"/>
      <text:p text:style-name="P19"/>
      <text:p text:style-name="P19"/>
      <text:p text:style-name="P19"/>
      <text:p text:style-name="P19"/>
      <text:p text:style-name="P19"/>
      <text:p text:style-name="P21"><draw:g text:anchor-type="paragraph" draw:z-index="32" draw:style-name="gr23"><draw:circle draw:style-name="gr24" draw:text-style-name="P102" svg:width="1.138cm" svg:height="1.138cm" svg:x="2.97cm" svg:y="0.351cm"><text:p/></draw:circle><draw:line draw:style-name="gr25" draw:text-style-name="P83" svg:x1="3.496cm" svg:y1="1.489cm" svg:x2="3.496cm" svg:y2="4.214cm"><text:p/></draw:line><draw:line draw:style-name="gr25" draw:text-style-name="P83" svg:x1="3.5cm" svg:y1="4.214cm" svg:x2="2.309cm" svg:y2="5.96cm"><text:p/></draw:line><draw:line draw:style-name="gr25" draw:text-style-name="P83" svg:x1="3.496cm" svg:y1="4.214cm" svg:x2="4.634cm" svg:y2="5.934cm"><text:p/></draw:line><draw:line draw:style-name="gr25" draw:text-style-name="P83" svg:x1="3.496cm" svg:y1="2.256cm" svg:x2="5.322cm" svg:y2="1.224cm"><text:p/></draw:line><draw:line draw:style-name="gr25" draw:text-style-name="P83" svg:x1="1.991cm" svg:y1="1.462cm" svg:x2="3.499cm" svg:y2="2.256cm"><text:p/></draw:line></draw:g><draw:caption text:anchor-type="paragraph" draw:z-index="33" draw:style-name="gr26" draw:text-style-name="P103" svg:width="5.172cm" svg:height="0.869cm" svg:x="9.426cm" svg:y="0.367cm" draw:caption-point-x="-4.254cm" draw:caption-point-y="3.013cm"><text:p text:style-name="P83"><text:span text:style-name="T44"><text:s/></text:span><text:span text:style-name="T44">Iscrizione</text:span></text:p></draw:caption></text:p>
      <text:p text:style-name="P21"/>
      <text:p text:style-name="P22"/>
      <text:p text:style-name="P2"/>
      <text:p text:style-name="P41"><draw:caption text:anchor-type="paragraph" draw:z-index="34" draw:style-name="gr27" draw:text-style-name="P103" svg:width="5.241cm" svg:height="0.662cm" svg:x="9.479cm" svg:y="0.092cm" draw:caption-point-x="-4.281cm" draw:caption-point-y="1.34cm"><text:p text:style-name="P83"><text:span text:style-name="T44"><text:s/></text:span><text:span text:style-name="T44">Condivisione</text:span></text:p></draw:caption></text:p>
      <text:p text:style-name="P41"/>
      <text:p text:style-name="P41"><draw:caption text:anchor-type="paragraph" draw:z-index="35" draw:style-name="gr28" draw:text-style-name="P103" svg:width="5.135cm" svg:height="0.943cm" svg:x="9.479cm" svg:y="0.388cm" draw:caption-point-x="-4.281cm" draw:caption-point-y="0.069cm"><text:p text:style-name="P83"><text:span text:style-name="T44"><text:s/></text:span><text:span text:style-name="T44">Richiesta di prestito</text:span></text:p></draw:caption></text:p>
      <text:p text:style-name="P41"/>
      <text:p text:style-name="P41"/>
      <text:p text:style-name="P41"/>
      <text:p text:style-name="P41"><draw:caption text:anchor-type="paragraph" draw:z-index="36" draw:style-name="gr29" draw:text-style-name="P103" svg:width="5.16cm" svg:height="0.784cm" svg:x="9.479cm" svg:y="0.134cm" draw:caption-point-x="-4.307cm" draw:caption-point-y="-1.623cm"><text:p text:style-name="P83"><text:span text:style-name="T44">Ricerca</text:span></text:p></draw:caption></text:p>
      <text:p text:style-name="P41"/>
      <text:p text:style-name="P41"/>
      <text:p text:style-name="P41"><text:tab/><text:tab/> <text:s/><text:span text:style-name="T30">UTENTE</text:span></text:p>
      <text:p text:style-name="P40"/>
      <text:p text:style-name="P63"><text:span text:style-name="T7">UTENTE</text:span><text:span text:style-name="T5">:</text:span> <text:span text:style-name="T9">È</text:span> l'utilizzatore dei servizi offerti dall'applicazione web. L'accesso ai servizi e' possibile previa registrazione, <text:span text:style-name="T10">con l'inserimento dell' Username e Password personali.</text:span></text:p>
      <text:p text:style-name="P66"/>
      <text:p text:style-name="P23"/>
      <text:p text:style-name="P23"/>
      <text:p text:style-name="P23"/>
      <text:p text:style-name="P23"/>
      <text:p text:style-name="P20"><draw:caption text:anchor-type="paragraph" draw:z-index="38" draw:style-name="gr30" draw:text-style-name="P103" svg:width="4.659cm" svg:height="1.712cm" svg:x="9.4cm" svg:y="0.256cm" draw:caption-point-x="-4.228cm" draw:caption-point-y="4.097cm"><text:p text:style-name="P83"><text:span text:style-name="T44">Gestione dei Correttori di Bozze</text:span></text:p></draw:caption></text:p>
      <text:p text:style-name="P19"/>
      <text:p text:style-name="P21"><draw:g text:anchor-type="paragraph" draw:z-index="37" draw:style-name="gr23"><draw:circle draw:style-name="gr24" draw:text-style-name="P102" svg:width="1.138cm" svg:height="1.138cm" svg:x="2.97cm" svg:y="0.351cm"><text:p/></draw:circle><draw:line draw:style-name="gr25" draw:text-style-name="P83" svg:x1="3.496cm" svg:y1="1.489cm" svg:x2="3.496cm" svg:y2="4.214cm"><text:p/></draw:line><draw:line draw:style-name="gr25" draw:text-style-name="P83" svg:x1="3.5cm" svg:y1="4.214cm" svg:x2="2.309cm" svg:y2="5.96cm"><text:p/></draw:line><draw:line draw:style-name="gr25" draw:text-style-name="P83" svg:x1="3.496cm" svg:y1="4.214cm" svg:x2="4.634cm" svg:y2="5.934cm"><text:p/></draw:line><draw:line draw:style-name="gr25" draw:text-style-name="P83" svg:x1="3.496cm" svg:y1="2.256cm" svg:x2="5.322cm" svg:y2="1.224cm"><text:p/></draw:line><draw:line draw:style-name="gr25" draw:text-style-name="P83" svg:x1="1.991cm" svg:y1="1.462cm" svg:x2="3.499cm" svg:y2="2.256cm"><text:p/></draw:line></draw:g></text:p>
      <text:p text:style-name="P21"/>
      <text:p text:style-name="P22"/>
      <text:p text:style-name="P2"/>
      <text:p text:style-name="P41"/>
      <text:p text:style-name="P41"><draw:caption text:anchor-type="paragraph" draw:z-index="39" draw:style-name="gr30" draw:text-style-name="P103" svg:width="5.135cm" svg:height="1.712cm" svg:x="9.426cm" svg:y="0.187cm" draw:caption-point-x="-4.228cm" draw:caption-point-y="0.757cm"><text:p text:style-name="P83"><text:span text:style-name="T44">Statistiche</text:span></text:p><text:p text:style-name="P83"><text:span text:style-name="T44">dell'Applicazione</text:span></text:p></draw:captio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tab/> <text:s text:c="3"/><text:span text:style-name="T29">AMMINISTRATORE</text:span></text:p>
      <text:p text:style-name="P42"/>
      <text:p text:style-name="P64"><text:span text:style-name="T6">AMMINISTRATORE</text:span><text:span text:style-name="T5">:</text:span> <text:span text:style-name="T8">H</text:span>a il compito di supervisionare l'esecuzione dell'applicazione e eventualmente di segnalare o correggere errori e warning. Inoltre ha la responsabilità di <text:span text:style-name="T28">gestire</text:span></text:p>
      <text:p text:style-name="P65">i Correttori di Bozze e visualizzare le Statistiche</text:p>
      <text:p text:style-name="P63"/>
      <text:p text:style-name="P63"/>
      <text:p text:style-name="P43"/>
      <text:p text:style-name="P63"><text:soft-page-break/></text:p>
      <text:p text:style-name="P78"/>
      <text:p text:style-name="P19"/>
      <text:p text:style-name="P21"><draw:g text:anchor-type="paragraph" draw:z-index="40" draw:style-name="gr23"><draw:circle draw:style-name="gr24" draw:text-style-name="P102" svg:width="1.138cm" svg:height="1.138cm" svg:x="2.97cm" svg:y="0.351cm"><text:p/></draw:circle><draw:line draw:style-name="gr25" draw:text-style-name="P83" svg:x1="3.496cm" svg:y1="1.489cm" svg:x2="3.496cm" svg:y2="4.214cm"><text:p/></draw:line><draw:line draw:style-name="gr25" draw:text-style-name="P83" svg:x1="3.5cm" svg:y1="4.214cm" svg:x2="2.309cm" svg:y2="5.96cm"><text:p/></draw:line><draw:line draw:style-name="gr25" draw:text-style-name="P83" svg:x1="3.496cm" svg:y1="4.214cm" svg:x2="4.634cm" svg:y2="5.934cm"><text:p/></draw:line><draw:line draw:style-name="gr25" draw:text-style-name="P83" svg:x1="3.496cm" svg:y1="2.256cm" svg:x2="5.322cm" svg:y2="1.224cm"><text:p/></draw:line><draw:line draw:style-name="gr25" draw:text-style-name="P83" svg:x1="1.991cm" svg:y1="1.462cm" svg:x2="3.499cm" svg:y2="2.256cm"><text:p/></draw:line></draw:g><draw:caption text:anchor-type="paragraph" draw:z-index="41" draw:style-name="gr31" draw:text-style-name="P103" svg:width="4.975cm" svg:height="0.95cm" svg:x="9.215cm" svg:y="0.049cm" draw:caption-point-x="-4.017cm" draw:caption-point-y="2.749cm"><text:p text:style-name="P83"><text:span text:style-name="T44">Verifica</text:span></text:p></draw:caption></text:p>
      <text:p text:style-name="P21"/>
      <text:p text:style-name="P22"/>
      <text:p text:style-name="P2"/>
      <text:p text:style-name="P41"/>
      <text:p text:style-name="P41"><draw:caption text:anchor-type="paragraph" draw:z-index="42" draw:style-name="gr32" draw:text-style-name="P103" svg:width="4.102cm" svg:height="1.165cm" svg:x="6.542cm" svg:y="0.086cm" draw:caption-point-x="4.696cm" draw:caption-point-y="-1.493cm"><text:p text:style-name="P83"><text:span text:style-name="T44">Accettazione inserzione</text:span></text:p></draw:caption><draw:caption text:anchor-type="paragraph" draw:z-index="43" draw:style-name="gr32" draw:text-style-name="P103" svg:width="4.605cm" svg:height="1.165cm" svg:x="13.077cm" svg:y="0.108cm" draw:caption-point-x="-1.178cm" draw:caption-point-y="-1.515cm"><text:p text:style-name="P83"><text:span text:style-name="T44">Rifiuto inserzione</text:span></text:p></draw:caption></text:p>
      <text:p text:style-name="P41"/>
      <text:p text:style-name="P41"/>
      <text:p text:style-name="P41"/>
      <text:p text:style-name="P41"><draw:caption text:anchor-type="paragraph" draw:z-index="44" draw:style-name="gr33" draw:text-style-name="P103" svg:width="5.16cm" svg:height="1.537cm" svg:x="9.611cm" svg:y="0.108cm" draw:caption-point-x="6.363cm" draw:caption-point-y="-0.756cm"><text:p text:style-name="P83"><text:span text:style-name="T44">Fornire motivazione all'utente</text:span></text:p></draw:caption></text:p>
      <text:p text:style-name="P41"/>
      <text:p text:style-name="P41"/>
      <text:p text:style-name="P80"/>
      <text:p text:style-name="P80"><text:s text:c="9"/>CORRETTORE DI BOZZE</text:p>
      <text:p text:style-name="P63"/>
      <text:p text:style-name="P63"><text:span text:style-name="T6">Correttore di Bozze</text:span><text:span text:style-name="T5">:</text:span> <text:span text:style-name="T11">Ha il compito di verificare che le inserzioni inserite dagli utenti siano valide. La verifica delle inserzioni è effettuata prima dell'effettiva pubblicazione sul sito.</text:span></text:p>
      <text:p text:style-name="P63"/>
      <text:p text:style-name="P63"/>
      <text:p text:style-name="P75">DESCRIZIONE</text:p>
      <text:p text:style-name="P75"/>
      <text:p text:style-name="P79">UTENTE:</text:p>
      <text:p text:style-name="P69">Un utente per poter accedere al <text:span text:style-name="T12">portale e usufruire del servizio di scambio, deve essersi registrato.</text:span></text:p>
      <text:p text:style-name="P70">La registrazione avviene mediante inserimento dei dati personali con conseguente creazione di un profilo personale che sarà accessibile mediante username e password relativi all'u<text:span text:style-name="T13">tente.</text:span></text:p>
      <text:p text:style-name="P71">Un utente registrato <text:span text:style-name="T14">potrà quindi:</text:span></text:p>
      <text:p text:style-name="P72"><text:tab/>- Gestire il profilo personale (Patrimonio librario, Immagine);</text:p>
      <text:p text:style-name="P72"><text:tab/>- Ricercare un libro per Genere / Titolo / Autore / Utenti limitrofi <text:span text:style-name="T36">con riferimento grafico</text:span>;<text:tab/></text:p>
      <text:p text:style-name="P72"><text:tab/>- Condividere sul proprio profilo un libro, il quale potrà essere prestato. L'inserzione del </text:p>
      <text:p text:style-name="P72"><text:tab/>libro avverrà previa revisione del Correttore di Bozze che ne controllerà la validità:</text:p>
      <text:list xml:id="list6469275487451769767" text:style-name="L38">
        <text:list-header>
          <text:p text:style-name="P81">- <text:span text:style-name="T15">Contattare</text:span> <text:span text:style-name="T15">mediante posta elettronica </text:span>un altro utente <text:span text:style-name="T15">iscritto al portale, per richiesta di </text:span></text:p>
          <text:p text:style-name="P82">prestito o informazioni.</text:p>
        </text:list-header>
      </text:list>
      <text:p text:style-name="P14"/>
      <text:p text:style-name="P14"/>
      <text:p text:style-name="P76">AMMINISTRATORE:</text:p>
      <text:p text:style-name="P67">L'<text:span text:style-name="T16">A</text:span>mministratore è <text:span text:style-name="T17">un utente speciale preregistrato sul sito. Ha il compito di monitorare eventuali problemi o warning generati dal sistema: applicazione server e database. Se impossibilitato a correggerli dovrà avvisare il proprietario responsabile del servizio perché possa prendere provvedimenti al riguardo. Avrà dunque accesso al pannello di controllo dell'applicazione dove potrà visualizzare le Statistiche e gestire i Correttori di Bozze.</text:span></text:p>
      <text:p text:style-name="P14"/>
      <text:p text:style-name="P14"/>
      <text:p text:style-name="P77"><text:span text:style-name="T23">CORRETTORE</text:span> DI BOZZE:</text:p>
      <text:p text:style-name="P73">Il <text:span text:style-name="T24">Correttore</text:span> di <text:span text:style-name="T16">B</text:span>ozze ha il compito di verificare la <text:span text:style-name="T16">correttezza delle inserzioni create dagli utenti</text:span>. </text:p>
      <text:p text:style-name="P73">In caso di <text:span text:style-name="T19">non correttezza dell'inserzione, il Correttore di Bozze è autorizzato a rifiutarla, in tal caso potrà fornire una motivazione all'utente</text:span>. </text:p>
      <text:p text:style-name="P74">In caso di assoluta correttezza approverà l'inserzione e il libro sarà condiviso sul profilo dell'utente.</text:p>
      <text:p text:style-name="P68">Per <text:span text:style-name="T18">aumentare</text:span> la scalabilità del servizio possono essere presenti più <text:span text:style-name="T38">Correttori</text:span> di <text:span text:style-name="T19">B</text:span>ozz<text:span text:style-name="T19">e.</text:span></text:p>
      <text:p text:style-name="P14"><text:soft-page-break/></text:p>
      <text:p text:style-name="P14">REQUISITI NON FUNZIONALI</text:p>
      <text:p text:style-name="P14"/>
      <text:p text:style-name="P14"/>
      <text:p text:style-name="P28">Usabilità:</text:p>
      <text:p text:style-name="P35"><text:tab/>- Help online: all'interno del sito sarà disponibile una pagina dove verranno spiegate</text:p>
      <text:p text:style-name="P35"><text:tab/><text:tab/><text:tab/>come utilizzare le funzionalità dell'applicazione.</text:p>
      <text:p text:style-name="P28"/>
      <text:p text:style-name="P28"/>
      <text:p text:style-name="P28">Affidabilità:</text:p>
      <text:p text:style-name="P35"><text:tab/>- Presenza di un <text:span text:style-name="T39">A</text:span>mministratore che controlla eventuali erroi e warning prodotti <text:tab/>dall'applicazione e database.</text:p>
      <text:p text:style-name="P28"/>
      <text:p text:style-name="P28"/>
      <text:p text:style-name="P28"/>
      <text:p text:style-name="P28">Performance:</text:p>
      <text:p text:style-name="P35"><text:tab/>- L'<text:span text:style-name="T2">applicativo funziona tramite la generazione di pagine ipertestuali reperibili attraverso</text:span></text:p>
      <text:p text:style-name="P36"><text:tab/><text:span text:style-name="T25">browser;</text:span></text:p>
      <text:p text:style-name="P36"><text:tab/>- <text:span text:style-name="T2">Il tempo medio di accesso all'applicativo è di 3 secondi;</text:span></text:p>
      <text:p text:style-name="P36"><text:tab/>- <text:span text:style-name="T2">Il tempo medio di risposta della funzionalità di ricerca è di 5 secondi;</text:span></text:p>
      <text:p text:style-name="P36"><text:tab/>- <text:span text:style-name="T2">Il tempo di accettazione di un inserzione dell'utente è relativo alla disponibilità <text:tab/>del <text:tab/>Correttore di bozze, dai 5 minuti a 48 ore;</text:span></text:p>
      <text:p text:style-name="P36"><text:tab/>- <text:span text:style-name="T2">In caso di problemi al sistema la presa in atto avviene mediamente in 30 minuti – 48 ore.</text:span></text:p>
      <text:p text:style-name="P28"/>
      <text:p text:style-name="P28"/>
      <text:p text:style-name="P28"/>
      <text:p text:style-name="P28">Supportabilità:</text:p>
      <text:p text:style-name="P35"><text:tab/>- <text:span text:style-name="T2">Servizio accessibile a tutti i dispositivi dotati di accesso a internet e browser.</text:span></text:p>
      <text:p text:style-name="P28"/>
      <text:p text:style-name="P28"/>
      <text:p text:style-name="P28"/>
      <text:p text:style-name="P28">Robustezza:</text:p>
      <text:p text:style-name="P35"><text:tab/>- <text:span text:style-name="T2">In caso di problemi di salvataggio dati nel Database, il sistema visualizza un messaggio</text:span></text:p>
      <text:p text:style-name="P35"><text:tab/><text:span text:style-name="T2">di errore;</text:span></text:p>
      <text:p text:style-name="P35"><text:tab/>- <text:span text:style-name="T2">In caso non sia possibile visualizzare i dati richiesti da una determinata funzionalità il</text:span></text:p>
      <text:p text:style-name="P36"><text:tab/><text:span text:style-name="T2">sistema visualizza un messaggio di errore;</text:span></text:p>
      <text:p text:style-name="P38"><text:tab/>- In caso vi siano problemi a livello di servizio, le interfacce utente visualizzano un <text:tab/>messaggio che dichiara la momentanea indisponibilità del sistema.</text:p>
      <text:p text:style-name="P28"/>
      <text:p text:style-name="P28"/>
      <text:p text:style-name="P28"/>
      <text:p text:style-name="P28">Sicurezza:</text:p>
      <text:p text:style-name="P35"><text:tab/>- <text:span text:style-name="T2">L'accesso al sistema è regolato dall'identificazione dell'utente mediante inserimento delle</text:span></text:p>
      <text:p text:style-name="P35"><text:tab/><text:span text:style-name="T2">credenziali.</text:span></text:p>
      <text:p text:style-name="P35"><text:tab/>- <text:span text:style-name="T2">Le autorizzazioni a compiere determinate operazioni dipendono dal profilo con cui si è</text:span></text:p>
      <text:p text:style-name="P35"><text:tab/><text:span text:style-name="T3">loggati al portale;</text:span></text:p>
      <text:p text:style-name="P35"><text:tab/>- <text:span text:style-name="T3">Il profilo con maggiori autorizzazioni è quello dell'Amministratore, nel sistema deve <text:tab/>esisterne almeno uno;</text:span></text:p>
      <text:p text:style-name="P37"><text:tab/>- <text:span text:style-name="T3">Il profilo con autorizzazioni superiori all'Utente e minori all'Amministratore è quello del</text:span></text:p>
      <text:p text:style-name="P39"><text:tab/>Correttore di Bozze, nel sistema deve esisterne almeno uno;</text:p>
      <text:p text:style-name="P39"/>
      <text:p text:style-name="P28"/>
      <text:p text:style-name="P28"><text:soft-page-break/>Scalabilità:</text:p>
      <text:p text:style-name="P35"><text:tab/>- <text:span text:style-name="T26">In caso di un numero elevato di utenti sarà possibile servire tali utenti</text:span></text:p>
      <text:p text:style-name="P35"><text:tab/><text:span text:style-name="T4">con la semplice clonazione dell'Application Server e configurazione di Load Balancing <text:tab/>senza ulteriori interventi sul software.</text:span></text:p>
      <text:p text:style-name="P35"><text:tab/><text:span text:style-name="T27">L'implementazione di un Server remoto dedicato alla memorizzazione dei Dati Multimediali</text:span></text:p>
      <text:p text:style-name="P35"><text:tab/><text:span text:style-name="T27">permette una più rapida crescita della memoria multimediale senza dover modificare </text:span></text:p>
      <text:p text:style-name="P35"><text:tab/><text:span text:style-name="T27">l'Application Server.</text:span>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_20_3" draw:display-name="Arrowhead 3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5:44:24.504623753</meta:creation-date>
    <meta:generator>LibreOffice/4.4.2.2$Linux_X86_64 LibreOffice_project/40m0$Build-2</meta:generator>
    <dc:date>2015-07-01T11:58:48.282943429</dc:date>
    <meta:editing-duration>PT2H21M21S</meta:editing-duration>
    <meta:editing-cycles>81</meta:editing-cycles>
    <meta:document-statistic meta:table-count="6" meta:image-count="0" meta:object-count="0" meta:page-count="8" meta:paragraph-count="140" meta:word-count="920" meta:character-count="6464" meta:non-whitespace-character-count="5614"/>
  </office:meta>
</office:document-meta>
</file>